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8cm" svg:height="9.004cm" svg:x="0.165cm" svg:y="7.995cm">
            <draw:object draw:notify-on-update-of-ranges="Sheet1.A15:Sheet1.D15 Sheet1.A16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642cm" svg:height="7.942cm" svg:x="17.279cm" svg:y="8.765cm">
            <draw:object draw:notify-on-update-of-ranges="Sheet1.A2:Sheet1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653cm" svg:height="7.65cm" svg:x="32.47cm" svg:y="9.137cm">
            <draw:object draw:notify-on-update-of-ranges="Sheet1.A8:Sheet1.T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683cm" svg:height="7.134cm" svg:x="46.933cm" svg:y="9.589cm">
            <draw:object draw:notify-on-update-of-ranges="Sheet1.A5:Sheet1.T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921cm" svg:height="7.277cm" svg:x="63.749cm" svg:y="9.483cm">
            <draw:object draw:notify-on-update-of-ranges="Sheet1.A11:Sheet1.T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1 query</text:p>
          </table:table-cell>
        </table:table-row>
        <table:table-row table:style-name="ro1">
          <table:table-cell table:style-name="ce1" office:value-type="float" office:value="243.638515472412" calcext:value-type="float">
            <text:p>243.638515472412</text:p>
          </table:table-cell>
          <table:table-cell office:value-type="float" office:value="275.460720062256" calcext:value-type="float">
            <text:p>275.460720062256</text:p>
          </table:table-cell>
          <table:table-cell office:value-type="float" office:value="223.049879074097" calcext:value-type="float">
            <text:p>223.049879074097</text:p>
          </table:table-cell>
          <table:table-cell office:value-type="float" office:value="186.872482299805" calcext:value-type="float">
            <text:p>186.872482299805</text:p>
          </table:table-cell>
          <table:table-cell office:value-type="float" office:value="194.360017776489" calcext:value-type="float">
            <text:p>194.360017776489</text:p>
          </table:table-cell>
          <table:table-cell office:value-type="float" office:value="307.628631591797" calcext:value-type="float">
            <text:p>307.628631591797</text:p>
          </table:table-cell>
          <table:table-cell office:value-type="float" office:value="264.304876327515" calcext:value-type="float">
            <text:p>264.304876327515</text:p>
          </table:table-cell>
          <table:table-cell office:value-type="float" office:value="195.899724960327" calcext:value-type="float">
            <text:p>195.899724960327</text:p>
          </table:table-cell>
          <table:table-cell office:value-type="float" office:value="212.210416793823" calcext:value-type="float">
            <text:p>212.210416793823</text:p>
          </table:table-cell>
          <table:table-cell office:value-type="float" office:value="201.448917388916" calcext:value-type="float">
            <text:p>201.448917388916</text:p>
          </table:table-cell>
          <table:table-cell office:value-type="float" office:value="187.07275390625" calcext:value-type="float">
            <text:p>187.07275390625</text:p>
          </table:table-cell>
          <table:table-cell table:style-name="ce1" office:value-type="float" office:value="244.638515472412" calcext:value-type="float">
            <text:p>244.638515472412</text:p>
          </table:table-cell>
          <table:table-cell office:value-type="float" office:value="276.460720062256" calcext:value-type="float">
            <text:p>276.460720062256</text:p>
          </table:table-cell>
          <table:table-cell office:value-type="float" office:value="224.049879074097" calcext:value-type="float">
            <text:p>224.049879074097</text:p>
          </table:table-cell>
          <table:table-cell office:value-type="float" office:value="187.872482299805" calcext:value-type="float">
            <text:p>187.872482299805</text:p>
          </table:table-cell>
          <table:table-cell office:value-type="float" office:value="195.360017776489" calcext:value-type="float">
            <text:p>195.360017776489</text:p>
          </table:table-cell>
          <table:table-cell office:value-type="float" office:value="308.628631591797" calcext:value-type="float">
            <text:p>308.628631591797</text:p>
          </table:table-cell>
          <table:table-cell office:value-type="float" office:value="265.304876327515" calcext:value-type="float">
            <text:p>265.304876327515</text:p>
          </table:table-cell>
          <table:table-cell office:value-type="float" office:value="196.899724960327" calcext:value-type="float">
            <text:p>196.899724960327</text:p>
          </table:table-cell>
          <table:table-cell office:value-type="float" office:value="213.210416793823" calcext:value-type="float">
            <text:p>213.210416793823</text:p>
          </table:table-cell>
          <table:table-cell table:formula="of:=AVERAGE([.A2:.T2])" office:value-type="float" office:value="230.21861000061" calcext:value-type="float">
            <text:p>230.2186100006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2 query</text:p>
          </table:table-cell>
        </table:table-row>
        <table:table-row table:style-name="ro1">
          <table:table-cell table:style-name="ce1" office:value-type="float" office:value="289.854049682617" calcext:value-type="float">
            <text:p>289.854049682617</text:p>
          </table:table-cell>
          <table:table-cell office:value-type="float" office:value="290.243148803711" calcext:value-type="float">
            <text:p>290.243148803711</text:p>
          </table:table-cell>
          <table:table-cell office:value-type="float" office:value="273.941040039062" calcext:value-type="float">
            <text:p>273.941040039062</text:p>
          </table:table-cell>
          <table:table-cell office:value-type="float" office:value="321.433544158936" calcext:value-type="float">
            <text:p>321.433544158936</text:p>
          </table:table-cell>
          <table:table-cell office:value-type="float" office:value="283.66494178772" calcext:value-type="float">
            <text:p>283.66494178772</text:p>
          </table:table-cell>
          <table:table-cell office:value-type="float" office:value="279.557943344116" calcext:value-type="float">
            <text:p>279.557943344116</text:p>
          </table:table-cell>
          <table:table-cell office:value-type="float" office:value="280.369520187378" calcext:value-type="float">
            <text:p>280.369520187378</text:p>
          </table:table-cell>
          <table:table-cell office:value-type="float" office:value="286.221981048584" calcext:value-type="float">
            <text:p>286.221981048584</text:p>
          </table:table-cell>
          <table:table-cell office:value-type="float" office:value="286.234140396118" calcext:value-type="float">
            <text:p>286.234140396118</text:p>
          </table:table-cell>
          <table:table-cell office:value-type="float" office:value="281.143188476562" calcext:value-type="float">
            <text:p>281.143188476562</text:p>
          </table:table-cell>
          <table:table-cell office:value-type="float" office:value="302.314043045044" calcext:value-type="float">
            <text:p>302.314043045044</text:p>
          </table:table-cell>
          <table:table-cell office:value-type="float" office:value="274.871826171875" calcext:value-type="float">
            <text:p>274.871826171875</text:p>
          </table:table-cell>
          <table:table-cell office:value-type="float" office:value="289.427042007446" calcext:value-type="float">
            <text:p>289.427042007446</text:p>
          </table:table-cell>
          <table:table-cell office:value-type="float" office:value="292.609691619873" calcext:value-type="float">
            <text:p>292.609691619873</text:p>
          </table:table-cell>
          <table:table-cell office:value-type="float" office:value="334.86533164978" calcext:value-type="float">
            <text:p>334.86533164978</text:p>
          </table:table-cell>
          <table:table-cell office:value-type="float" office:value="292.768716812134" calcext:value-type="float">
            <text:p>292.768716812134</text:p>
          </table:table-cell>
          <table:table-cell office:value-type="float" office:value="278.449773788452" calcext:value-type="float">
            <text:p>278.449773788452</text:p>
          </table:table-cell>
          <table:table-cell office:value-type="float" office:value="279.301881790161" calcext:value-type="float">
            <text:p>279.301881790161</text:p>
          </table:table-cell>
          <table:table-cell office:value-type="float" office:value="283.617734909058" calcext:value-type="float">
            <text:p>283.617734909058</text:p>
          </table:table-cell>
          <table:table-cell office:value-type="float" office:value="277.982473373413" calcext:value-type="float">
            <text:p>277.982473373413</text:p>
          </table:table-cell>
          <table:table-cell table:formula="of:=AVERAGE([.A5:.T5])" office:value-type="float" office:value="288.943600654602" calcext:value-type="float">
            <text:p>288.943600654602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3 query</text:p>
          </table:table-cell>
        </table:table-row>
        <table:table-row table:style-name="ro1">
          <table:table-cell table:style-name="ce1" office:value-type="float" office:value="649.057388305664" calcext:value-type="float">
            <text:p>649.057388305664</text:p>
          </table:table-cell>
          <table:table-cell office:value-type="float" office:value="627.172231674194" calcext:value-type="float">
            <text:p>627.172231674194</text:p>
          </table:table-cell>
          <table:table-cell office:value-type="float" office:value="631.232261657715" calcext:value-type="float">
            <text:p>631.232261657715</text:p>
          </table:table-cell>
          <table:table-cell office:value-type="float" office:value="623.440504074097" calcext:value-type="float">
            <text:p>623.440504074097</text:p>
          </table:table-cell>
          <table:table-cell office:value-type="float" office:value="628.669500350952" calcext:value-type="float">
            <text:p>628.669500350952</text:p>
          </table:table-cell>
          <table:table-cell office:value-type="float" office:value="641.031742095947" calcext:value-type="float">
            <text:p>641.031742095947</text:p>
          </table:table-cell>
          <table:table-cell office:value-type="float" office:value="626.919507980347" calcext:value-type="float">
            <text:p>626.919507980347</text:p>
          </table:table-cell>
          <table:table-cell office:value-type="float" office:value="621.927499771118" calcext:value-type="float">
            <text:p>621.927499771118</text:p>
          </table:table-cell>
          <table:table-cell office:value-type="float" office:value="631.65283203125" calcext:value-type="float">
            <text:p>631.65283203125</text:p>
          </table:table-cell>
          <table:table-cell office:value-type="float" office:value="623.706340789795" calcext:value-type="float">
            <text:p>623.706340789795</text:p>
          </table:table-cell>
          <table:table-cell office:value-type="float" office:value="649.690389633179" calcext:value-type="float">
            <text:p>649.690389633179</text:p>
          </table:table-cell>
          <table:table-cell office:value-type="float" office:value="625.729084014893" calcext:value-type="float">
            <text:p>625.729084014893</text:p>
          </table:table-cell>
          <table:table-cell office:value-type="float" office:value="660.619020462036" calcext:value-type="float">
            <text:p>660.619020462036</text:p>
          </table:table-cell>
          <table:table-cell office:value-type="float" office:value="633.817672729492" calcext:value-type="float">
            <text:p>633.817672729492</text:p>
          </table:table-cell>
          <table:table-cell office:value-type="float" office:value="629.683256149292" calcext:value-type="float">
            <text:p>629.683256149292</text:p>
          </table:table-cell>
          <table:table-cell office:value-type="float" office:value="622.134685516357" calcext:value-type="float">
            <text:p>622.134685516357</text:p>
          </table:table-cell>
          <table:table-cell office:value-type="float" office:value="650.629758834839" calcext:value-type="float">
            <text:p>650.629758834839</text:p>
          </table:table-cell>
          <table:table-cell office:value-type="float" office:value="656.682252883911" calcext:value-type="float">
            <text:p>656.682252883911</text:p>
          </table:table-cell>
          <table:table-cell office:value-type="float" office:value="639.136791229248" calcext:value-type="float">
            <text:p>639.136791229248</text:p>
          </table:table-cell>
          <table:table-cell office:value-type="float" office:value="634.763240814209" calcext:value-type="float">
            <text:p>634.763240814209</text:p>
          </table:table-cell>
          <table:table-cell table:formula="of:=AVERAGE([.A8:.T8])" office:value-type="float" office:value="635.384798049927" calcext:value-type="float">
            <text:p>635.38479804992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4 query</text:p>
          </table:table-cell>
        </table:table-row>
        <table:table-row table:style-name="ro1">
          <table:table-cell table:style-name="ce1" office:value-type="float" office:value="687.633752822876" calcext:value-type="float">
            <text:p>687.633752822876</text:p>
          </table:table-cell>
          <table:table-cell office:value-type="float" office:value="686.466932296753" calcext:value-type="float">
            <text:p>686.466932296753</text:p>
          </table:table-cell>
          <table:table-cell office:value-type="float" office:value="676.063299179077" calcext:value-type="float">
            <text:p>676.063299179077</text:p>
          </table:table-cell>
          <table:table-cell office:value-type="float" office:value="683.674335479736" calcext:value-type="float">
            <text:p>683.674335479736</text:p>
          </table:table-cell>
          <table:table-cell office:value-type="float" office:value="686.627864837647" calcext:value-type="float">
            <text:p>686.627864837647</text:p>
          </table:table-cell>
          <table:table-cell office:value-type="float" office:value="687.236547470093" calcext:value-type="float">
            <text:p>687.236547470093</text:p>
          </table:table-cell>
          <table:table-cell office:value-type="float" office:value="683.153390884399" calcext:value-type="float">
            <text:p>683.153390884399</text:p>
          </table:table-cell>
          <table:table-cell office:value-type="float" office:value="680.990695953369" calcext:value-type="float">
            <text:p>680.990695953369</text:p>
          </table:table-cell>
          <table:table-cell office:value-type="float" office:value="753.873825073242" calcext:value-type="float">
            <text:p>753.873825073242</text:p>
          </table:table-cell>
          <table:table-cell office:value-type="float" office:value="684.94439125061" calcext:value-type="float">
            <text:p>684.94439125061</text:p>
          </table:table-cell>
          <table:table-cell office:value-type="float" office:value="668.644666671753" calcext:value-type="float">
            <text:p>668.644666671753</text:p>
          </table:table-cell>
          <table:table-cell office:value-type="float" office:value="684.511184692383" calcext:value-type="float">
            <text:p>684.511184692383</text:p>
          </table:table-cell>
          <table:table-cell office:value-type="float" office:value="704.216003417969" calcext:value-type="float">
            <text:p>704.216003417969</text:p>
          </table:table-cell>
          <table:table-cell office:value-type="float" office:value="683.390855789185" calcext:value-type="float">
            <text:p>683.390855789185</text:p>
          </table:table-cell>
          <table:table-cell office:value-type="float" office:value="687.946557998657" calcext:value-type="float">
            <text:p>687.946557998657</text:p>
          </table:table-cell>
          <table:table-cell office:value-type="float" office:value="672.300577163696" calcext:value-type="float">
            <text:p>672.300577163696</text:p>
          </table:table-cell>
          <table:table-cell office:value-type="float" office:value="677.706241607666" calcext:value-type="float">
            <text:p>677.706241607666</text:p>
          </table:table-cell>
          <table:table-cell office:value-type="float" office:value="702.009677886963" calcext:value-type="float">
            <text:p>702.009677886963</text:p>
          </table:table-cell>
          <table:table-cell office:value-type="float" office:value="675.273656845093" calcext:value-type="float">
            <text:p>675.273656845093</text:p>
          </table:table-cell>
          <table:table-cell office:value-type="float" office:value="692.829608917236" calcext:value-type="float">
            <text:p>692.829608917236</text:p>
          </table:table-cell>
          <table:table-cell table:formula="of:=AVERAGE([.A11:.T11])" office:value-type="float" office:value="687.97470331192" calcext:value-type="float">
            <text:p>687.97470331192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Average 1 query</text:p>
          </table:table-cell>
          <table:table-cell office:value-type="string" calcext:value-type="string">
            <text:p>Average 2 query</text:p>
          </table:table-cell>
          <table:table-cell office:value-type="string" calcext:value-type="string">
            <text:p>Average 3 query</text:p>
          </table:table-cell>
          <table:table-cell office:value-type="string" calcext:value-type="string">
            <text:p>Average 4 query</text:p>
          </table:table-cell>
          <table:table-cell table:number-columns-repeated="17"/>
        </table:table-row>
        <table:table-row table:style-name="ro1">
          <table:table-cell table:formula="of:=AVERAGE([.A2:.T2])" office:value-type="float" office:value="230.21861000061" calcext:value-type="float">
            <text:p>230.21861000061</text:p>
          </table:table-cell>
          <table:table-cell office:value-type="float" office:value="288.943600654602" calcext:value-type="float">
            <text:p>288.943600654602</text:p>
          </table:table-cell>
          <table:table-cell office:value-type="float" office:value="635.384798049927" calcext:value-type="float">
            <text:p>635.384798049927</text:p>
          </table:table-cell>
          <table:table-cell office:value-type="float" office:value="687.97470331192" calcext:value-type="float">
            <text:p>687.9747033119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38:19.676115829</meta:creation-date>
    <dc:date>2023-11-28T15:01:09.478285180</dc:date>
    <meta:editing-duration>PT20M55S</meta:editing-duration>
    <meta:editing-cycles>1</meta:editing-cycles>
    <meta:document-statistic meta:table-count="1" meta:cell-count="176" meta:object-count="5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plot-area chart:style-name="ch2" table:cell-range-address="Sheet1.A15:Sheet1.D16" chart:data-source-has-labels="row" svg:x="0.168cm" svg:y="0.128cm" svg:width="15.348cm" svg:height="8.643cm">
          <chart:coordinate-region svg:x="0.975cm" svg:y="0.327cm" svg:width="14.541cm" svg:height="7.797cm"/>
          <chart:axis chart:dimension="x" chart:name="primary-x" chart:style-name="ch3" chartooo:axis-type="auto">
            <chartooo:date-scale/>
            <chart:categories table:cell-range-address="Sheet1.A15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16:Sheet1.D16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1 query</text:p>
                <draw:g>
                  <svg:desc>Sheet1.A15:Sheet1.D15</svg:desc>
                </draw:g>
              </table:table-cell>
              <table:table-cell office:value-type="string">
                <text:p>Average 2 query</text:p>
              </table:table-cell>
              <table:table-cell office:value-type="string">
                <text:p>Average 3 query</text:p>
              </table:table-cell>
              <table:table-cell office:value-type="string">
                <text:p>Average 4 query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30.21861000061">
                <text:p>230.21861000061</text:p>
                <draw:g>
                  <svg:desc>Sheet1.A16:Sheet1.D16</svg:desc>
                </draw:g>
              </table:table-cell>
              <table:table-cell office:value-type="float" office:value="288.943600654602">
                <text:p>288.943600654602</text:p>
              </table:table-cell>
              <table:table-cell office:value-type="float" office:value="635.384798049927">
                <text:p>635.384798049927</text:p>
              </table:table-cell>
              <table:table-cell office:value-type="float" office:value="687.97470331192">
                <text:p>687.97470331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43cm" svg:height="7.943cm" xlink:href=".." xlink:type="simple" chart:class="chart:line" chart:style-name="ch1">
        <chart:plot-area chart:style-name="ch2" table:cell-range-address="Sheet1.A2:Sheet1.T2" svg:x="0.292cm" svg:y="0.158cm" svg:width="14.059cm" svg:height="7.627cm">
          <chart:coordinate-region svg:x="1.099cm" svg:y="0.358cm" svg:width="13.065cm" svg:height="6.7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:Sheet1.T2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43.638515472412">
                <text:p>243.638515472412</text:p>
                <draw:g>
                  <svg:desc>Sheet1.A2:Sheet1.T2</svg:desc>
                </draw:g>
              </table:table-cell>
              <table:table-cell office:value-type="float" office:value="275.460720062256">
                <text:p>275.460720062256</text:p>
              </table:table-cell>
              <table:table-cell office:value-type="float" office:value="223.049879074097">
                <text:p>223.049879074097</text:p>
              </table:table-cell>
              <table:table-cell office:value-type="float" office:value="186.872482299805">
                <text:p>186.872482299805</text:p>
              </table:table-cell>
              <table:table-cell office:value-type="float" office:value="194.360017776489">
                <text:p>194.360017776489</text:p>
              </table:table-cell>
              <table:table-cell office:value-type="float" office:value="307.628631591797">
                <text:p>307.628631591797</text:p>
              </table:table-cell>
              <table:table-cell office:value-type="float" office:value="264.304876327515">
                <text:p>264.304876327515</text:p>
              </table:table-cell>
              <table:table-cell office:value-type="float" office:value="195.899724960327">
                <text:p>195.899724960327</text:p>
              </table:table-cell>
              <table:table-cell office:value-type="float" office:value="212.210416793823">
                <text:p>212.210416793823</text:p>
              </table:table-cell>
              <table:table-cell office:value-type="float" office:value="201.448917388916">
                <text:p>201.448917388916</text:p>
              </table:table-cell>
              <table:table-cell office:value-type="float" office:value="187.07275390625">
                <text:p>187.07275390625</text:p>
              </table:table-cell>
              <table:table-cell office:value-type="float" office:value="244.638515472412">
                <text:p>244.638515472412</text:p>
              </table:table-cell>
              <table:table-cell office:value-type="float" office:value="276.460720062256">
                <text:p>276.460720062256</text:p>
              </table:table-cell>
              <table:table-cell office:value-type="float" office:value="224.049879074097">
                <text:p>224.049879074097</text:p>
              </table:table-cell>
              <table:table-cell office:value-type="float" office:value="187.872482299805">
                <text:p>187.872482299805</text:p>
              </table:table-cell>
              <table:table-cell office:value-type="float" office:value="195.360017776489">
                <text:p>195.360017776489</text:p>
              </table:table-cell>
              <table:table-cell office:value-type="float" office:value="308.628631591797">
                <text:p>308.628631591797</text:p>
              </table:table-cell>
              <table:table-cell office:value-type="float" office:value="265.304876327515">
                <text:p>265.304876327515</text:p>
              </table:table-cell>
              <table:table-cell office:value-type="float" office:value="196.899724960327">
                <text:p>196.899724960327</text:p>
              </table:table-cell>
              <table:table-cell office:value-type="float" office:value="213.210416793823">
                <text:p>213.210416793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54cm" svg:height="7.651cm" xlink:href=".." xlink:type="simple" chart:class="chart:line" chart:style-name="ch1">
        <chart:plot-area chart:style-name="ch2" table:cell-range-address="Sheet1.A8:Sheet1.T8" svg:x="0.273cm" svg:y="0.153cm" svg:width="13.108cm" svg:height="7.345cm">
          <chart:coordinate-region svg:x="1.08cm" svg:y="0.353cm" svg:width="12.115cm" svg:height="6.4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8:Sheet1.T8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649.057388305664">
                <text:p>649.057388305664</text:p>
                <draw:g>
                  <svg:desc>Sheet1.A8:Sheet1.T8</svg:desc>
                </draw:g>
              </table:table-cell>
              <table:table-cell office:value-type="float" office:value="627.172231674194">
                <text:p>627.172231674194</text:p>
              </table:table-cell>
              <table:table-cell office:value-type="float" office:value="631.232261657715">
                <text:p>631.232261657715</text:p>
              </table:table-cell>
              <table:table-cell office:value-type="float" office:value="623.440504074097">
                <text:p>623.440504074097</text:p>
              </table:table-cell>
              <table:table-cell office:value-type="float" office:value="628.669500350952">
                <text:p>628.669500350952</text:p>
              </table:table-cell>
              <table:table-cell office:value-type="float" office:value="641.031742095947">
                <text:p>641.031742095947</text:p>
              </table:table-cell>
              <table:table-cell office:value-type="float" office:value="626.919507980347">
                <text:p>626.919507980347</text:p>
              </table:table-cell>
              <table:table-cell office:value-type="float" office:value="621.927499771118">
                <text:p>621.927499771118</text:p>
              </table:table-cell>
              <table:table-cell office:value-type="float" office:value="631.65283203125">
                <text:p>631.65283203125</text:p>
              </table:table-cell>
              <table:table-cell office:value-type="float" office:value="623.706340789795">
                <text:p>623.706340789795</text:p>
              </table:table-cell>
              <table:table-cell office:value-type="float" office:value="649.690389633179">
                <text:p>649.690389633179</text:p>
              </table:table-cell>
              <table:table-cell office:value-type="float" office:value="625.729084014893">
                <text:p>625.729084014893</text:p>
              </table:table-cell>
              <table:table-cell office:value-type="float" office:value="660.619020462036">
                <text:p>660.619020462036</text:p>
              </table:table-cell>
              <table:table-cell office:value-type="float" office:value="633.817672729492">
                <text:p>633.817672729492</text:p>
              </table:table-cell>
              <table:table-cell office:value-type="float" office:value="629.683256149292">
                <text:p>629.683256149292</text:p>
              </table:table-cell>
              <table:table-cell office:value-type="float" office:value="622.134685516357">
                <text:p>622.134685516357</text:p>
              </table:table-cell>
              <table:table-cell office:value-type="float" office:value="650.629758834839">
                <text:p>650.629758834839</text:p>
              </table:table-cell>
              <table:table-cell office:value-type="float" office:value="656.682252883911">
                <text:p>656.682252883911</text:p>
              </table:table-cell>
              <table:table-cell office:value-type="float" office:value="639.136791229248">
                <text:p>639.136791229248</text:p>
              </table:table-cell>
              <table:table-cell office:value-type="float" office:value="634.763240814209">
                <text:p>634.7632408142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84cm" svg:height="7.135cm" xlink:href=".." xlink:type="simple" chart:class="chart:line" chart:style-name="ch1">
        <chart:plot-area chart:style-name="ch2" table:cell-range-address="Sheet1.A5:Sheet1.T5" svg:x="0.253cm" svg:y="0.142cm" svg:width="12.178cm" svg:height="6.851cm">
          <chart:coordinate-region svg:x="1.06cm" svg:y="0.341cm" svg:width="11.184cm" svg:height="6.00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5:Sheet1.T5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89.854049682617">
                <text:p>289.854049682617</text:p>
                <draw:g>
                  <svg:desc>Sheet1.A5:Sheet1.T5</svg:desc>
                </draw:g>
              </table:table-cell>
              <table:table-cell office:value-type="float" office:value="290.243148803711">
                <text:p>290.243148803711</text:p>
              </table:table-cell>
              <table:table-cell office:value-type="float" office:value="273.941040039062">
                <text:p>273.941040039062</text:p>
              </table:table-cell>
              <table:table-cell office:value-type="float" office:value="321.433544158936">
                <text:p>321.433544158936</text:p>
              </table:table-cell>
              <table:table-cell office:value-type="float" office:value="283.66494178772">
                <text:p>283.66494178772</text:p>
              </table:table-cell>
              <table:table-cell office:value-type="float" office:value="279.557943344116">
                <text:p>279.557943344116</text:p>
              </table:table-cell>
              <table:table-cell office:value-type="float" office:value="280.369520187378">
                <text:p>280.369520187378</text:p>
              </table:table-cell>
              <table:table-cell office:value-type="float" office:value="286.221981048584">
                <text:p>286.221981048584</text:p>
              </table:table-cell>
              <table:table-cell office:value-type="float" office:value="286.234140396118">
                <text:p>286.234140396118</text:p>
              </table:table-cell>
              <table:table-cell office:value-type="float" office:value="281.143188476562">
                <text:p>281.143188476562</text:p>
              </table:table-cell>
              <table:table-cell office:value-type="float" office:value="302.314043045044">
                <text:p>302.314043045044</text:p>
              </table:table-cell>
              <table:table-cell office:value-type="float" office:value="274.871826171875">
                <text:p>274.871826171875</text:p>
              </table:table-cell>
              <table:table-cell office:value-type="float" office:value="289.427042007446">
                <text:p>289.427042007446</text:p>
              </table:table-cell>
              <table:table-cell office:value-type="float" office:value="292.609691619873">
                <text:p>292.609691619873</text:p>
              </table:table-cell>
              <table:table-cell office:value-type="float" office:value="334.86533164978">
                <text:p>334.86533164978</text:p>
              </table:table-cell>
              <table:table-cell office:value-type="float" office:value="292.768716812134">
                <text:p>292.768716812134</text:p>
              </table:table-cell>
              <table:table-cell office:value-type="float" office:value="278.449773788452">
                <text:p>278.449773788452</text:p>
              </table:table-cell>
              <table:table-cell office:value-type="float" office:value="279.301881790161">
                <text:p>279.301881790161</text:p>
              </table:table-cell>
              <table:table-cell office:value-type="float" office:value="283.617734909058">
                <text:p>283.617734909058</text:p>
              </table:table-cell>
              <table:table-cell office:value-type="float" office:value="277.982473373413">
                <text:p>277.9824733734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22cm" svg:height="7.278cm" xlink:href=".." xlink:type="simple" chart:class="chart:line" chart:style-name="ch1">
        <chart:plot-area chart:style-name="ch2" table:cell-range-address="Sheet1.A11:Sheet1.T11" svg:x="0.258cm" svg:y="0.145cm" svg:width="12.406cm" svg:height="6.988cm">
          <chart:coordinate-region svg:x="1.065cm" svg:y="0.344cm" svg:width="11.412cm" svg:height="6.1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11:Sheet1.T11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687.633752822876">
                <text:p>687.633752822876</text:p>
                <draw:g>
                  <svg:desc>Sheet1.A11:Sheet1.T11</svg:desc>
                </draw:g>
              </table:table-cell>
              <table:table-cell office:value-type="float" office:value="686.466932296753">
                <text:p>686.466932296753</text:p>
              </table:table-cell>
              <table:table-cell office:value-type="float" office:value="676.063299179077">
                <text:p>676.063299179077</text:p>
              </table:table-cell>
              <table:table-cell office:value-type="float" office:value="683.674335479736">
                <text:p>683.674335479736</text:p>
              </table:table-cell>
              <table:table-cell office:value-type="float" office:value="686.627864837647">
                <text:p>686.627864837647</text:p>
              </table:table-cell>
              <table:table-cell office:value-type="float" office:value="687.236547470093">
                <text:p>687.236547470093</text:p>
              </table:table-cell>
              <table:table-cell office:value-type="float" office:value="683.153390884399">
                <text:p>683.153390884399</text:p>
              </table:table-cell>
              <table:table-cell office:value-type="float" office:value="680.990695953369">
                <text:p>680.990695953369</text:p>
              </table:table-cell>
              <table:table-cell office:value-type="float" office:value="753.873825073242">
                <text:p>753.873825073242</text:p>
              </table:table-cell>
              <table:table-cell office:value-type="float" office:value="684.94439125061">
                <text:p>684.94439125061</text:p>
              </table:table-cell>
              <table:table-cell office:value-type="float" office:value="668.644666671753">
                <text:p>668.644666671753</text:p>
              </table:table-cell>
              <table:table-cell office:value-type="float" office:value="684.511184692383">
                <text:p>684.511184692383</text:p>
              </table:table-cell>
              <table:table-cell office:value-type="float" office:value="704.216003417969">
                <text:p>704.216003417969</text:p>
              </table:table-cell>
              <table:table-cell office:value-type="float" office:value="683.390855789185">
                <text:p>683.390855789185</text:p>
              </table:table-cell>
              <table:table-cell office:value-type="float" office:value="687.946557998657">
                <text:p>687.946557998657</text:p>
              </table:table-cell>
              <table:table-cell office:value-type="float" office:value="672.300577163696">
                <text:p>672.300577163696</text:p>
              </table:table-cell>
              <table:table-cell office:value-type="float" office:value="677.706241607666">
                <text:p>677.706241607666</text:p>
              </table:table-cell>
              <table:table-cell office:value-type="float" office:value="702.009677886963">
                <text:p>702.009677886963</text:p>
              </table:table-cell>
              <table:table-cell office:value-type="float" office:value="675.273656845093">
                <text:p>675.273656845093</text:p>
              </table:table-cell>
              <table:table-cell office:value-type="float" office:value="692.829608917236">
                <text:p>692.829608917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